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;[.K33])" office:value-type="float" office:value="115900">
            <text:p>11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;[.G64])" office:value-type="float" office:value="115200">
            <text:p>1152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700">
            <text:p>7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office:value-type="float" office:value="-650">
            <text:p>-6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2950">
            <text:p>12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:.F58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8];[.F58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D58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8];[.C58];[.D58];[.F58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>
            <text:p>340.9090909091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38300">
            <text:p>383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/>
          <table:table-cell table:style-name="ce2" table:formula="of:=SUM([.B64:.F64])" office:value-type="float" office:value="29800">
            <text:p>29800</text:p>
          </table:table-cell>
          <table:table-cell table:style-name="ce8" table:formula="of:=SUM([.B89:.F89])" office:value-type="float" office:value="1511.42857142857">
            <text:p>1511.428571428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9:.F89])" office:value-type="float" office:value="1511.42857142857">
            <text:p>1511.428571428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9:.F89])" office:value-type="float" office:value="1511.42857142857">
            <text:p>1511.428571428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1511.42857142857">
            <text:p>1511.428571428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89:.F89])" office:value-type="float" office:value="1511.42857142857">
            <text:p>1511.428571428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1511.42857142857">
            <text:p>1511.428571428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9];[.D89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9];[.C89];[.E89];[.F89])" office:value-type="float" office:value="1140">
            <text:p>1140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9];[.D89];[.E89];[.F89])" office:value-type="float" office:value="1146.42857142857">
            <text:p>1146.4285714286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9:.D89])" office:value-type="float" office:value="1136.42857142857">
            <text:p>1136.428571428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table:number-columns-repeated="2"/>
          <table:table-cell table:formula="of:=SUM([.D89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table:number-columns-repeated="2"/>
          <table:table-cell table:formula="of:=SUM([.B89:.F89])" office:value-type="float" office:value="1511.42857142857">
            <text:p>1511.428571428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9];[.C89];[.D89];[.F89])" office:value-type="float" office:value="1136.42857142857">
            <text:p>1136.42857142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9:.F89])" office:value-type="float" office:value="1511.42857142857">
            <text:p>1511.428571428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1511.42857142857">
            <text:p>1511.428571428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1511.42857142857">
            <text:p>1511.428571428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)" office:value-type="float" office:value="365">
            <text:p>365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1511.42857142857">
            <text:p>1511.428571428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];[.C89];[.D89];[.E89];[.F89])" office:value-type="float" office:value="1511.42857142857">
            <text:p>1511.428571428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;[.D89];[.E89];[.F89])" office:value-type="float" office:value="1111.42857142857">
            <text:p>1111.428571428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64]/18" office:value-type="float" office:value="400">
            <text:p>400</text:p>
          </table:table-cell>
          <table:table-cell table:style-name="ce2" table:formula="of:=[.C64]/20" office:value-type="float" office:value="365">
            <text:p>365</text:p>
          </table:table-cell>
          <table:table-cell table:style-name="ce2" table:formula="of:=[.D64]/21" office:value-type="float" office:value="371.428571428571">
            <text:p>371.4285714286</text:p>
          </table:table-cell>
          <table:table-cell table:style-name="ce2" table:formula="of:=[.E64]/20" office:value-type="float" office:value="375">
            <text:p>375</text:p>
          </table:table-cell>
          <table:table-cell table:style-name="ce2" table:formula="of:=[.F64]/22" office:value-type="float" office:value="0">
            <text:p>0</text:p>
          </table:table-cell>
          <table:table-cell/>
          <table:table-cell table:formula="of:=SUM([.E89];[.D89])" office:value-type="float" office:value="746.428571428571">
            <text:p>746.4285714286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89:.F89])" office:value-type="float" office:value="1511.42857142857">
            <text:p>1511.428571428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1511.42857142857">
            <text:p>1511.428571428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4:.H91])" office:value-type="float" office:value="29050">
            <text:p>2905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2/25/2016</text:date>, <text:time>11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5T11:10:20</dc:date>
    <meta:editing-duration>P4DT21H59M</meta:editing-duration>
    <meta:editing-cycles>1891</meta:editing-cycles>
    <meta:generator>OpenOffice/4.1.1$Unix OpenOffice.org_project/411m6$Build-9775</meta:generator>
    <dc:creator>Hasmik Dabaghyan</dc:creator>
    <meta:document-statistic meta:table-count="11" meta:cell-count="4499" meta:object-count="0"/>
  </office:meta>
</office:document-meta>
</file>